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1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Native Voltage</text:p>
          </table:table-cell>
          <table:table-cell office:value-type="string">
            <text:p>Voltage</text:p>
          </table:table-cell>
          <table:table-cell table:style-name="Default" office:value-type="string">
            <text:p>0.8us Ticks</text:p>
          </table:table-cell>
          <table:table-cell office:value-type="string">
            <text:p>Milli Seconds</text:p>
          </table:table-cell>
          <table:table-cell office:value-type="string">
            <text:p>% Time</text:p>
          </table:table-cell>
          <table:table-cell office:value-type="string">
            <text:p>Base Time</text:p>
          </table:table-cell>
          <table:table-cell>
            <draw:frame table:end-cell-address="Sheet1.O25" table:end-x="1.95cm" table:end-y="0.345cm" draw:z-index="0" draw:style-name="gr1" svg:width="19.969cm" svg:height="11.095cm" svg:x="0.046cm" svg:y="0.046cm">
              <draw:object draw:notify-on-update-of-ranges="Sheet1.D2:Sheet1.D17 Sheet1.A2:Sheet1.A17 Sheet1.D20:Sheet1.D25 Sheet1.A20:Sheet1.A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ooc:=[.A2]/1000" office:value-type="float" office:value="6">
            <text:p>6</text:p>
          </table:table-cell>
          <table:table-cell table:formula="oooc:=[.D2]/0.0008" office:value-type="float" office:value="10912.5">
            <text:p>10913</text:p>
          </table:table-cell>
          <table:table-cell table:formula="oooc:=[.E2]*[.F2]" office:value-type="float" office:value="8.73">
            <text:p>8.73</text:p>
          </table:table-cell>
          <table:table-cell table:style-name="ce3" office:value-type="percentage" office:value="2.91">
            <text:p>291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table:formula="oooc:=[.A3]/1000" office:value-type="float" office:value="7.2">
            <text:p>7.2</text:p>
          </table:table-cell>
          <table:table-cell table:formula="oooc:=[.D3]/0.0008" office:value-type="float" office:value="8625">
            <text:p>8625</text:p>
          </table:table-cell>
          <table:table-cell table:formula="oooc:=[.E3]*[.F3]" office:value-type="float" office:value="6.9">
            <text:p>6.9</text:p>
          </table:table-cell>
          <table:table-cell table:style-name="ce3" office:value-type="percentage" office:value="2.3">
            <text:p>230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5]-600" office:value-type="float" office:value="8400">
            <text:p>8400</text:p>
          </table:table-cell>
          <table:table-cell table:formula="oooc:=[.A4]/1000" office:value-type="float" office:value="8.4">
            <text:p>8.4</text:p>
          </table:table-cell>
          <table:table-cell table:formula="oooc:=[.D4]/0.0008" office:value-type="float" office:value="6975">
            <text:p>6975</text:p>
          </table:table-cell>
          <table:table-cell table:formula="oooc:=[.E4]*[.F4]" office:value-type="float" office:value="5.58">
            <text:p>5.58</text:p>
          </table:table-cell>
          <table:table-cell table:style-name="ce3" office:value-type="percentage" office:value="1.86">
            <text:p>186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6]-600" office:value-type="float" office:value="9000">
            <text:p>9000</text:p>
          </table:table-cell>
          <table:table-cell table:formula="oooc:=[.A5]/1000" office:value-type="float" office:value="9">
            <text:p>9</text:p>
          </table:table-cell>
          <table:table-cell table:formula="oooc:=[.D5]/0.0008" office:value-type="float" office:value="6375">
            <text:p>6375</text:p>
          </table:table-cell>
          <table:table-cell table:formula="oooc:=[.E5]*[.F5]" office:value-type="float" office:value="5.1">
            <text:p>5.1</text:p>
          </table:table-cell>
          <table:table-cell table:style-name="ce3" office:value-type="percentage" office:value="1.7">
            <text:p>170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7]-600" office:value-type="float" office:value="9600">
            <text:p>9600</text:p>
          </table:table-cell>
          <table:table-cell table:formula="oooc:=[.A6]/1000" office:value-type="float" office:value="9.6">
            <text:p>9.6</text:p>
          </table:table-cell>
          <table:table-cell table:formula="oooc:=[.D6]/0.0008" office:value-type="float" office:value="5925">
            <text:p>5925</text:p>
          </table:table-cell>
          <table:table-cell table:formula="oooc:=[.E6]*[.F6]" office:value-type="float" office:value="4.74">
            <text:p>4.74</text:p>
          </table:table-cell>
          <table:table-cell table:style-name="ce3" office:value-type="percentage" office:value="1.58">
            <text:p>158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8]-600" office:value-type="float" office:value="10200">
            <text:p>10200</text:p>
          </table:table-cell>
          <table:table-cell table:formula="oooc:=[.A7]/1000" office:value-type="float" office:value="10.2">
            <text:p>10.2</text:p>
          </table:table-cell>
          <table:table-cell table:formula="oooc:=[.D7]/0.0008" office:value-type="float" office:value="5512.5">
            <text:p>5513</text:p>
          </table:table-cell>
          <table:table-cell table:formula="oooc:=[.E7]*[.F7]" office:value-type="float" office:value="4.41">
            <text:p>4.41</text:p>
          </table:table-cell>
          <table:table-cell table:style-name="ce3" office:value-type="percentage" office:value="1.47">
            <text:p>147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9]-600" office:value-type="float" office:value="10800">
            <text:p>10800</text:p>
          </table:table-cell>
          <table:table-cell table:formula="oooc:=[.A8]/1000" office:value-type="float" office:value="10.8">
            <text:p>10.8</text:p>
          </table:table-cell>
          <table:table-cell table:formula="oooc:=[.D8]/0.0008" office:value-type="float" office:value="5212.5">
            <text:p>5213</text:p>
          </table:table-cell>
          <table:table-cell table:formula="oooc:=[.E8]*[.F8]" office:value-type="float" office:value="4.17">
            <text:p>4.17</text:p>
          </table:table-cell>
          <table:table-cell table:style-name="ce3" office:value-type="percentage" office:value="1.39">
            <text:p>139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0]-600" office:value-type="float" office:value="11400">
            <text:p>11400</text:p>
          </table:table-cell>
          <table:table-cell table:formula="oooc:=[.A9]/1000" office:value-type="float" office:value="11.4">
            <text:p>11.4</text:p>
          </table:table-cell>
          <table:table-cell table:formula="oooc:=[.D9]/0.0008" office:value-type="float" office:value="4875">
            <text:p>4875</text:p>
          </table:table-cell>
          <table:table-cell table:formula="oooc:=[.E9]*[.F9]" office:value-type="float" office:value="3.9">
            <text:p>3.9</text:p>
          </table:table-cell>
          <table:table-cell table:style-name="ce3" office:value-type="percentage" office:value="1.3">
            <text:p>130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1]-600" office:value-type="float" office:value="12000">
            <text:p>12000</text:p>
          </table:table-cell>
          <table:table-cell table:formula="oooc:=[.A10]/1000" office:value-type="float" office:value="12">
            <text:p>12</text:p>
          </table:table-cell>
          <table:table-cell table:formula="oooc:=[.D10]/0.0008" office:value-type="float" office:value="4612.5">
            <text:p>4613</text:p>
          </table:table-cell>
          <table:table-cell table:formula="oooc:=[.E10]*[.F10]" office:value-type="float" office:value="3.69">
            <text:p>3.69</text:p>
          </table:table-cell>
          <table:table-cell table:style-name="ce3" office:value-type="percentage" office:value="1.23">
            <text:p>123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2]-600" office:value-type="float" office:value="12600">
            <text:p>12600</text:p>
          </table:table-cell>
          <table:table-cell table:formula="oooc:=[.A11]/1000" office:value-type="float" office:value="12.6">
            <text:p>12.6</text:p>
          </table:table-cell>
          <table:table-cell table:formula="oooc:=[.D11]/0.0008" office:value-type="float" office:value="4312.5">
            <text:p>4313</text:p>
          </table:table-cell>
          <table:table-cell table:formula="oooc:=[.E11]*[.F11]" office:value-type="float" office:value="3.45">
            <text:p>3.45</text:p>
          </table:table-cell>
          <table:table-cell table:style-name="ce3" office:value-type="percentage" office:value="1.15">
            <text:p>115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3]-600" office:value-type="float" office:value="13200">
            <text:p>13200</text:p>
          </table:table-cell>
          <table:table-cell table:formula="oooc:=[.A12]/1000" office:value-type="float" office:value="13.2">
            <text:p>13.2</text:p>
          </table:table-cell>
          <table:table-cell table:formula="oooc:=[.D12]/0.0008" office:value-type="float" office:value="4106.25">
            <text:p>4106</text:p>
          </table:table-cell>
          <table:table-cell table:formula="oooc:=[.E12]*[.F12]" office:value-type="float" office:value="3.285">
            <text:p>3.29</text:p>
          </table:table-cell>
          <table:table-cell table:style-name="ce3" office:value-type="percentage" office:value="1.095">
            <text:p>109.5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4]-600" office:value-type="float" office:value="13800">
            <text:p>13800</text:p>
          </table:table-cell>
          <table:table-cell table:formula="oooc:=[.A13]/1000" office:value-type="float" office:value="13.8">
            <text:p>13.8</text:p>
          </table:table-cell>
          <table:table-cell table:formula="oooc:=[.D13]/0.0008" office:value-type="float" office:value="3900">
            <text:p>3900</text:p>
          </table:table-cell>
          <table:table-cell table:formula="oooc:=[.E13]*[.F13]" office:value-type="float" office:value="3.12">
            <text:p>3.12</text:p>
          </table:table-cell>
          <table:table-cell table:style-name="ce3" office:value-type="percentage" office:value="1.04">
            <text:p>104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400">
            <text:p>14400</text:p>
          </table:table-cell>
          <table:table-cell table:formula="oooc:=[.A14]/1000" office:value-type="float" office:value="14.4">
            <text:p>14.4</text:p>
          </table:table-cell>
          <table:table-cell table:formula="oooc:=[.D14]/0.0008" office:value-type="float" office:value="3712.5">
            <text:p>3713</text:p>
          </table:table-cell>
          <table:table-cell table:formula="oooc:=[.E14]*[.F14]" office:value-type="float" office:value="2.97">
            <text:p>2.97</text:p>
          </table:table-cell>
          <table:table-cell table:style-name="ce3" office:value-type="percentage" office:value="0.99">
            <text:p>99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800">
            <text:p>17800</text:p>
          </table:table-cell>
          <table:table-cell table:formula="oooc:=[.A15]/1000" office:value-type="float" office:value="17.8">
            <text:p>17.8</text:p>
          </table:table-cell>
          <table:table-cell table:formula="oooc:=[.D15]/0.0008" office:value-type="float" office:value="2850">
            <text:p>2850</text:p>
          </table:table-cell>
          <table:table-cell table:formula="oooc:=[.E15]*[.F15]" office:value-type="float" office:value="2.28">
            <text:p>2.28</text:p>
          </table:table-cell>
          <table:table-cell table:style-name="ce3" office:value-type="percentage" office:value="0.76">
            <text:p>76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table:formula="oooc:=[.A16]/1000" office:value-type="float" office:value="21">
            <text:p>21</text:p>
          </table:table-cell>
          <table:table-cell table:formula="oooc:=[.D16]/0.0008" office:value-type="float" office:value="2137.5">
            <text:p>2138</text:p>
          </table:table-cell>
          <table:table-cell table:formula="oooc:=[.E16]*[.F16]" office:value-type="float" office:value="1.71">
            <text:p>1.71</text:p>
          </table:table-cell>
          <table:table-cell table:style-name="ce3" office:value-type="percentage" office:value="0.57">
            <text:p>57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500">
            <text:p>24500</text:p>
          </table:table-cell>
          <table:table-cell table:formula="oooc:=[.A17]/1000" office:value-type="float" office:value="24.5">
            <text:p>24.5</text:p>
          </table:table-cell>
          <table:table-cell table:formula="oooc:=[.D17]/0.0008" office:value-type="float" office:value="1500">
            <text:p>1500</text:p>
          </table:table-cell>
          <table:table-cell table:formula="oooc:=[.E17]*[.F17]" office:value-type="float" office:value="1.2">
            <text:p>1.2</text:p>
          </table:table-cell>
          <table:table-cell table:style-name="ce3" office:value-type="percentage" office:value="0.4">
            <text:p>40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 data based on info from Shad Laws :</text:p>
          </table:table-cell>
          <table:table-cell table:number-columns-repeated="6"/>
        </table:table-row>
        <table:table-row table:style-name="ro1">
          <table:table-cell table:formula="oooc:=1000*[.B20]" office:value-type="float" office:value="6000">
            <text:p>6000</text:p>
          </table:table-cell>
          <table:table-cell office:value-type="float" office:value="6">
            <text:p>6</text:p>
          </table:table-cell>
          <table:table-cell table:formula="oooc:=[.D20]/0.0008" office:value-type="float" office:value="10912.5">
            <text:p>10913</text:p>
          </table:table-cell>
          <table:table-cell table:formula="oooc:=[.F20]*[.E20]" office:value-type="float" office:value="8.73">
            <text:p>8.73</text:p>
          </table:table-cell>
          <table:table-cell table:style-name="ce3" office:value-type="percentage" office:value="2.91">
            <text:p>291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1000*[.B21]" office:value-type="float" office:value="8000">
            <text:p>8000</text:p>
          </table:table-cell>
          <table:table-cell office:value-type="float" office:value="8">
            <text:p>8</text:p>
          </table:table-cell>
          <table:table-cell table:formula="oooc:=[.D21]/0.0008" office:value-type="float" office:value="7462.5">
            <text:p>7463</text:p>
          </table:table-cell>
          <table:table-cell table:formula="oooc:=[.F21]*[.E21]" office:value-type="float" office:value="5.97">
            <text:p>5.97</text:p>
          </table:table-cell>
          <table:table-cell table:style-name="ce3" office:value-type="percentage" office:value="1.99">
            <text:p>199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1000*[.B22]" office:value-type="float" office:value="10000">
            <text:p>10000</text:p>
          </table:table-cell>
          <table:table-cell office:value-type="float" office:value="10">
            <text:p>10</text:p>
          </table:table-cell>
          <table:table-cell table:formula="oooc:=[.D22]/0.0008" office:value-type="float" office:value="5662.5">
            <text:p>5663</text:p>
          </table:table-cell>
          <table:table-cell table:formula="oooc:=[.F22]*[.E22]" office:value-type="float" office:value="4.53">
            <text:p>4.53</text:p>
          </table:table-cell>
          <table:table-cell table:style-name="ce3" office:value-type="percentage" office:value="1.51">
            <text:p>151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1000*[.B23]" office:value-type="float" office:value="12000">
            <text:p>12000</text:p>
          </table:table-cell>
          <table:table-cell office:value-type="float" office:value="12">
            <text:p>12</text:p>
          </table:table-cell>
          <table:table-cell table:formula="oooc:=[.D23]/0.0008" office:value-type="float" office:value="4575">
            <text:p>4575</text:p>
          </table:table-cell>
          <table:table-cell table:formula="oooc:=[.F23]*[.E23]" office:value-type="float" office:value="3.66">
            <text:p>3.66</text:p>
          </table:table-cell>
          <table:table-cell table:style-name="ce3" office:value-type="percentage" office:value="1.22">
            <text:p>122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1000*[.B24]" office:value-type="float" office:value="14000">
            <text:p>14000</text:p>
          </table:table-cell>
          <table:table-cell office:value-type="float" office:value="14">
            <text:p>14</text:p>
          </table:table-cell>
          <table:table-cell table:formula="oooc:=[.D24]/0.0008" office:value-type="float" office:value="3825">
            <text:p>3825</text:p>
          </table:table-cell>
          <table:table-cell table:formula="oooc:=[.F24]*[.E24]" office:value-type="float" office:value="3.06">
            <text:p>3.06</text:p>
          </table:table-cell>
          <table:table-cell table:style-name="ce3" office:value-type="percentage" office:value="1.02">
            <text:p>102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1000*[.B25]" office:value-type="float" office:value="16000">
            <text:p>16000</text:p>
          </table:table-cell>
          <table:table-cell office:value-type="float" office:value="16">
            <text:p>16</text:p>
          </table:table-cell>
          <table:table-cell table:formula="oooc:=[.D25]/0.0008" office:value-type="float" office:value="3262.5">
            <text:p>3263</text:p>
          </table:table-cell>
          <table:table-cell table:formula="oooc:=[.F25]*[.E25]" office:value-type="float" office:value="2.61">
            <text:p>2.61</text:p>
          </table:table-cell>
          <table:table-cell table:style-name="ce3" office:value-type="percentage" office:value="0.87">
            <text:p>87.00%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NZ" style:font-name-asian="Bitstream Vera Sans1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21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4T09:43:37</meta:creation-date>
    <dc:date>2008-07-14T21:45:54</dc:date>
    <meta:editing-cycles>7</meta:editing-cycles>
    <meta:editing-duration>PT9H28M25S</meta:editing-duration>
    <meta:user-defined meta:name="Info 1"/>
    <meta:user-defined meta:name="Info 2"/>
    <meta:user-defined meta:name="Info 3"/>
    <meta:user-defined meta:name="Info 4"/>
    <meta:document-statistic meta:table-count="3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3210825920105pt" style:font-size-asian="4.3210825920105pt" style:font-size-complex="4.3210825920105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9.97cm" svg:height="11.096cm" chart:class="chart:scatter" chart:style-name="ch1">
        <chart:legend chart:legend-position="end" svg:x="18.431cm" svg:y="5.279cm" chart:style-name="ch2"/>
        <chart:plot-area chart:style-name="ch3" table:cell-range-address="Sheet1.A2:Sheet1.A17 Sheet1.D2:Sheet1.D17 Sheet1.D20:Sheet1.D25" svg:x="0.398cm" svg:y="0.22cm" svg:width="17.633cm" svg:height="10.43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7" chart:class="chart:scatter">
            <chart:domain table:cell-range-address="Sheet1.A2:Sheet1.A17"/>
            <chart:data-point chart:repeated="16"/>
          </chart:series>
          <chart:series chart:style-name="ch7" chart:values-cell-range-address="Sheet1.D20:Sheet1.D25" chart:class="chart:scatter">
            <chart:domain table:cell-range-address="Sheet1.A20:Sheet1.A25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8.73">
                <text:p>8.73</text:p>
              </table:table-cell>
              <table:table-cell office:value-type="float" office:value="6000">
                <text:p>6000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0">
                <text:p>7200</text:p>
              </table:table-cell>
              <table:table-cell office:value-type="float" office:value="6.9">
                <text:p>6.9</text:p>
              </table:table-cell>
              <table:table-cell office:value-type="float" office:value="8000">
                <text:p>800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5.58">
                <text:p>5.58</text:p>
              </table:table-cell>
              <table:table-cell office:value-type="float" office:value="10000">
                <text:p>1000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5.1">
                <text:p>5.1</text:p>
              </table:table-cell>
              <table:table-cell office:value-type="float" office:value="12000">
                <text:p>1200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00">
                <text:p>9600</text:p>
              </table:table-cell>
              <table:table-cell office:value-type="float" office:value="4.74">
                <text:p>4.74</text:p>
              </table:table-cell>
              <table:table-cell office:value-type="float" office:value="14000">
                <text:p>1400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0">
                <text:p>10200</text:p>
              </table:table-cell>
              <table:table-cell office:value-type="float" office:value="4.41">
                <text:p>4.41</text:p>
              </table:table-cell>
              <table:table-cell office:value-type="float" office:value="16000">
                <text:p>1600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0">
                <text:p>1080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00">
                <text:p>1140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">
                <text:p>12000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0">
                <text:p>12600</text:p>
              </table:table-cell>
              <table:table-cell office:value-type="float" office:value="3.45">
                <text:p>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00">
                <text:p>13200</text:p>
              </table:table-cell>
              <table:table-cell office:value-type="float" office:value="3.285">
                <text:p>3.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00">
                <text:p>13800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0">
                <text:p>14400</text:p>
              </table:table-cell>
              <table:table-cell office:value-type="float" office:value="2.97">
                <text:p>2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00">
                <text:p>17800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00">
                <text:p>21000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00">
                <text:p>2450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